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/>
    <style:font-face style:name="Lucida Sans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Text_20_body_20__28_user_29_">
      <style:paragraph-properties fo:text-align="justify" style:justify-single-word="false"/>
      <style:text-properties style:font-name="Arial" fo:font-size="8pt" fo:font-weight="bold" fo:background-color="#ffff00" style:font-size-asian="8pt" style:font-weight-asian="bold" style:font-size-complex="8pt" style:font-weight-complex="bold"/>
    </style:style>
    <style:style style:name="P6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officeooo:paragraph-rsid="00341f21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8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officeooo:paragraph-rsid="005efdc4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9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officeooo:rsid="00436bd5" officeooo:paragraph-rsid="005efdc4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0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officeooo:rsid="00436bd5" officeooo:paragraph-rsid="0068cab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1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officeooo:rsid="0040657b" officeooo:paragraph-rsid="0068cab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2" style:family="paragraph" style:parent-style-name="Standard_20__28_user_29_">
      <style:paragraph-properties fo:margin-top="0cm" fo:margin-bottom="0.212cm" style:contextual-spacing="false" fo:text-align="center" style:justify-single-word="false"/>
      <style:text-properties fo:color="#000000" loext:opacity="100%" style:font-name="Arial1" fo:font-size="10pt" fo:letter-spacing="-0.004cm" fo:font-weight="bold" officeooo:rsid="0040657b" officeooo:paragraph-rsid="00480590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3" style:family="paragraph" style:parent-style-name="Standard_20__28_user_29_">
      <style:paragraph-properties fo:margin-top="0cm" fo:margin-bottom="0.212cm" style:contextual-spacing="false" fo:text-align="center" style:justify-single-word="false"/>
      <style:text-properties fo:color="#000000" loext:opacity="100%" style:font-name="Arial1" fo:font-size="10pt" fo:letter-spacing="-0.004cm" fo:font-weight="bold" officeooo:rsid="0040657b" officeooo:paragraph-rsid="0046bd1b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4" style:family="paragraph" style:parent-style-name="Standard_20__28_user_29_">
      <style:paragraph-properties fo:margin-top="0cm" fo:margin-bottom="0.212cm" style:contextual-spacing="false" fo:text-align="center" style:justify-single-word="false"/>
      <style:text-properties fo:color="#000000" loext:opacity="100%" style:font-name="Arial1" fo:font-size="10pt" fo:letter-spacing="-0.004cm" fo:font-weight="bold" officeooo:rsid="00578c3b" officeooo:paragraph-rsid="006a69ef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5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fo:letter-spacing="-0.004cm" fo:font-weight="normal" officeooo:rsid="00578c3b" officeooo:paragraph-rsid="006a69ef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P16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fo:language="es" fo:country="ES" fo:font-weight="normal" officeooo:rsid="00436bd5" officeooo:paragraph-rsid="00647620" style:letter-kerning="true" fo:background-color="transparent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bold"/>
    </style:style>
    <style:style style:name="P17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61c2f9"/>
    </style:style>
    <style:style style:name="P18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68cabc"/>
    </style:style>
    <style:style style:name="P19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5efdc4"/>
    </style:style>
    <style:style style:name="P20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6c5073"/>
    </style:style>
    <style:style style:name="P21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3465a4" loext:opacity="100%" style:font-name="Arial1" fo:font-size="10pt" fo:font-weight="bold" officeooo:rsid="00391807" officeooo:paragraph-rsid="005efdc4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22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style:font-name="Arial1" fo:font-size="10pt" officeooo:paragraph-rsid="0061c2f9" style:font-size-asian="10pt" style:font-size-complex="10pt"/>
    </style:style>
    <style:style style:name="P23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officeooo:rsid="00006a50" officeooo:paragraph-rsid="0052e6f0"/>
    </style:style>
    <style:style style:name="P24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0pt" officeooo:paragraph-rsid="0052e6f0" style:font-size-asian="10pt" style:font-name-complex="Arial4" style:font-size-complex="10pt"/>
    </style:style>
    <style:style style:name="P25" style:family="paragraph" style:parent-style-name="Standard_20__28_user_29_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fo:letter-spacing="-0.004cm" fo:font-weight="normal" officeooo:rsid="006a69ef" officeooo:paragraph-rsid="006a69ef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P26" style:family="paragraph" style:parent-style-name="Text_20_body">
      <style:paragraph-properties fo:margin-left="0cm" fo:margin-right="0.774cm" fo:margin-top="0cm" fo:margin-bottom="0.21cm" style:contextual-spacing="false" fo:line-height="100%" fo:text-align="justify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1" fo:font-size="10pt" fo:letter-spacing="-0.004cm" fo:font-style="normal" fo:text-shadow="none" style:text-underline-style="none" fo:font-weight="normal" officeooo:rsid="00436bd5" officeooo:paragraph-rsid="00694a1f" style:letter-kerning="true" fo:background-color="transparent" style:font-name-asian="SimSun" style:font-size-asian="10pt" style:language-asian="zh" style:country-asian="CN" style:font-style-asian="normal" style:font-weight-asian="normal" style:font-name-complex="Arial4" style:font-size-complex="10pt" style:language-complex="hi" style:country-complex="IN" style:font-style-complex="normal" style:font-weight-complex="bold" style:text-overline-style="none" style:text-overline-color="font-color"/>
    </style:style>
    <style:style style:name="P27" style:family="paragraph" style:parent-style-name="Text_20_body_20__28_user_29_" style:master-page-name="Standard">
      <style:paragraph-properties fo:text-align="center" style:justify-single-word="false" style:page-number="auto"/>
      <style:text-properties style:font-name="Arial" fo:font-size="13pt" fo:font-style="italic" fo:font-weight="bold" officeooo:paragraph-rsid="005fee92" style:font-size-asian="13pt" style:font-style-asian="italic" style:font-weight-asian="bold" style:font-size-complex="13pt" style:font-weight-complex="bold"/>
    </style:style>
    <style:style style:name="P28" style:family="paragraph" style:parent-style-name="Standard_20__28_user_29_" style:list-style-name="L1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officeooo:rsid="001541bd" officeooo:paragraph-rsid="006a69ef" style:font-size-asian="10pt" style:font-name-complex="Arial4" style:font-size-complex="10pt"/>
    </style:style>
    <style:style style:name="P29" style:family="paragraph" style:parent-style-name="Standard_20__28_user_29_" style:list-style-name="L2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officeooo:rsid="0041974c" officeooo:paragraph-rsid="005efdc4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30" style:family="paragraph" style:parent-style-name="Standard_20__28_user_29_" style:list-style-name="L2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officeooo:rsid="0041974c" officeooo:paragraph-rsid="0068cab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31" style:family="paragraph" style:parent-style-name="Standard_20__28_user_29_" style:list-style-name="L2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officeooo:rsid="0041974c" officeooo:paragraph-rsid="006c5073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32" style:family="paragraph" style:parent-style-name="Standard_20__28_user_29_" style:list-style-name="L2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officeooo:rsid="0043f84b" officeooo:paragraph-rsid="006c5073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33" style:family="paragraph" style:parent-style-name="Standard_20__28_user_29_" style:list-style-name="L2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officeooo:rsid="004576ca" officeooo:paragraph-rsid="005efdc4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34" style:family="paragraph" style:parent-style-name="Standard_20__28_user_29_" style:list-style-name="L1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officeooo:rsid="001541bd" officeooo:paragraph-rsid="006a69ef" style:font-size-asian="10pt" style:font-name-complex="Arial4" style:font-size-complex="10pt"/>
    </style:style>
    <style:style style:name="P35" style:family="paragraph" style:parent-style-name="Standard_20__28_user_29_" style:list-style-name="L1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officeooo:rsid="0040bc9d" officeooo:paragraph-rsid="006a69ef" style:font-size-asian="10pt" style:font-name-complex="Arial4" style:font-size-complex="10pt"/>
    </style:style>
    <style:style style:name="P36" style:family="paragraph" style:parent-style-name="Standard_20__28_user_29_" style:list-style-name="L1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fo:letter-spacing="-0.004cm" fo:font-weight="normal" officeooo:rsid="0040bc9d" officeooo:paragraph-rsid="006a69ef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P37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font-name="Arial1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2" style:family="text">
      <style:text-properties fo:color="#000000" loext:opacity="100%" style:font-name="Arial1" fo:font-size="10pt" officeooo:rsid="00436bd5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3" style:family="text">
      <style:text-properties fo:color="#000000" loext:opacity="100%" style:font-name="Arial1" fo:font-size="10pt" officeooo:rsid="004879f6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4" style:family="text">
      <style:text-properties fo:color="#000000" loext:opacity="100%" style:font-name="Arial1" fo:font-size="10pt" officeooo:rsid="004af34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5" style:family="text">
      <style:text-properties fo:color="#000000" loext:opacity="100%" style:font-name="Arial1" fo:font-size="10pt" officeooo:rsid="003ef7b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6" style:family="text">
      <style:text-properties fo:color="#000000" loext:opacity="100%" style:font-name="Arial1" fo:font-size="10pt" officeooo:rsid="0012e3c8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7" style:family="text">
      <style:text-properties fo:color="#000000" loext:opacity="100%" style:font-name="Arial1" fo:font-size="10pt" officeooo:rsid="004d0e1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8" style:family="text">
      <style:text-properties fo:color="#000000" loext:opacity="100%" style:font-name="Arial1" fo:font-size="10pt" officeooo:rsid="00308b62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9" style:family="text">
      <style:text-properties fo:color="#000000" loext:opacity="100%" style:font-name="Arial1" fo:font-size="10pt" officeooo:rsid="005efdc4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0" style:family="text">
      <style:text-properties fo:color="#000000" loext:opacity="100%" style:font-name="Arial1" fo:font-size="10pt" fo:font-weight="bold" officeooo:rsid="00468a24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11" style:family="text">
      <style:text-properties fo:color="#000000" loext:opacity="100%" style:font-name="Arial1" fo:font-size="10pt" fo:font-weight="normal" officeooo:rsid="005d7e92" style:letter-kerning="true" fo:background-color="transparent" loext:char-shading-value="0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12" style:family="text">
      <style:text-properties fo:color="#000000" loext:opacity="100%" style:font-name="Arial1" fo:font-size="10pt" fo:font-weight="normal" officeooo:rsid="001541bd" style:letter-kerning="true" fo:background-color="transparent" loext:char-shading-value="0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13" style:family="text">
      <style:text-properties fo:color="#000000" loext:opacity="100%" style:font-name="Arial1" fo:font-size="10pt" fo:font-weight="normal" officeooo:rsid="0061c2f9" style:font-size-asian="10pt" style:font-weight-asian="normal" style:font-size-complex="10pt" style:font-weight-complex="normal"/>
    </style:style>
    <style:style style:name="T14" style:family="text">
      <style:text-properties fo:color="#000000" loext:opacity="100%" style:font-name="Arial2" fo:font-size="10pt" fo:letter-spacing="-0.004cm" fo:language="es" fo:country="ES" fo:font-style="normal" style:text-underline-style="none" fo:font-weight="normal" officeooo:rsid="00040fc1" style:letter-kerning="true" fo:background-color="transparent" loext:char-shading-value="0" style:font-name-asian="SimSun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T15" style:family="text">
      <style:text-properties fo:color="#000000" loext:opacity="100%" style:font-name="Arial3" fo:font-size="10pt" fo:language="es" fo:country="ES" fo:font-style="normal" style:text-underline-style="none" fo:font-weight="bold" officeooo:rsid="0024a0da" style:letter-kerning="true" fo:background-color="transparent" loext:char-shading-value="0" style:font-name-asian="SimSun" style:font-size-asian="10pt" style:language-asian="zh" style:country-asian="CN" style:font-style-asian="italic" style:font-weight-asian="bold" style:font-name-complex="Lucida Sans1" style:font-size-complex="10pt" style:language-complex="hi" style:country-complex="IN" style:font-weight-complex="bold"/>
    </style:style>
    <style:style style:name="T16" style:family="text"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normal" officeooo:rsid="00040fc1" style:letter-kerning="true" style:text-blinking="false" fo:background-color="transparent" loext:char-shading-value="0" style:font-name-asian="Verdana" style:font-size-asian="10pt" style:language-asian="zh" style:country-asian="CN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Arial1" fo:font-size="10pt" fo:letter-spacing="-0.004cm" fo:language="es" fo:country="ES" fo:font-style="normal" style:text-underline-style="none" fo:font-weight="normal" officeooo:rsid="003ef7b0" style:letter-kerning="true" style:text-blinking="false" fo:background-color="transparent" loext:char-shading-value="0" style:font-name-asian="SimSun" style:font-size-asian="10pt" style:language-asian="zh" style:country-asian="CN" style:font-style-asian="normal" style:font-weight-asian="normal" style:font-name-complex="Tahoma1" style:font-size-complex="10pt" style:language-complex="hi" style:country-complex="IN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Arial1" fo:font-size="10pt" fo:letter-spacing="-0.004cm" fo:language="es" fo:country="ES" fo:font-style="normal" style:text-underline-style="none" fo:font-weight="normal" officeooo:rsid="001541bd" style:letter-kerning="true" style:text-blinking="false" fo:background-color="transparent" loext:char-shading-value="0" style:font-name-asian="SimSun" style:font-size-asian="10pt" style:language-asian="zh" style:country-asian="CN" style:font-style-asian="normal" style:font-weight-asian="normal" style:font-name-complex="Tahoma1" style:font-size-complex="10pt" style:language-complex="hi" style:country-complex="IN" style:font-style-complex="normal" style:font-weight-complex="normal"/>
    </style:style>
    <style:style style:name="T19" style:family="text">
      <style:text-properties fo:color="#000000" loext:opacity="100%" style:font-name="Arial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20" style:family="text">
      <style:text-properties fo:color="#000000" loext:opacity="100%" style:font-name="Arial" fo:font-size="10pt" officeooo:rsid="004826e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21" style:family="text">
      <style:text-properties fo:color="#000000" loext:opacity="100%" style:font-name="Arial" fo:font-size="10pt" officeooo:rsid="0043891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22" style:family="text">
      <style:text-properties fo:color="#000000" loext:opacity="100%" style:font-name="Arial" fo:font-size="10pt" fo:font-weight="normal" officeooo:rsid="00502b95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23" style:family="text">
      <style:text-properties fo:color="#000000" loext:opacity="100%" style:font-name="Arial" fo:font-size="10pt" fo:font-weight="normal" officeooo:rsid="004826e0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24" style:family="text">
      <style:text-properties officeooo:rsid="00480590"/>
    </style:style>
    <style:style style:name="T25" style:family="text">
      <style:text-properties fo:color="#2a6099" loext:opacity="100%" style:font-name="Arial1" fo:font-size="10pt" fo:font-weight="bold" officeooo:rsid="0052f71f" style:letter-kerning="true" fo:background-color="transparent" loext:char-shading-value="0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26" style:family="text">
      <style:text-properties fo:color="#2a6099" loext:opacity="100%" style:font-name="Arial1" fo:font-size="10pt" fo:font-weight="bold" officeooo:rsid="005d7e92" style:letter-kerning="true" fo:background-color="transparent" loext:char-shading-value="0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27" style:family="text">
      <style:text-properties fo:color="#2a6099" loext:opacity="100%" style:font-name="Arial1" fo:font-size="10pt" fo:font-weight="bold" officeooo:rsid="0061c2f9" style:letter-kerning="true" style:font-name-asian="SimSun" style:font-size-asian="10pt" style:language-asian="zh" style:country-asian="CN" style:font-weight-asian="bold" style:font-name-complex="Lucida Sans1" style:font-size-complex="10pt" style:language-complex="hi" style:country-complex="IN" style:font-weight-complex="bold"/>
    </style:style>
    <style:style style:name="T28" style:family="text">
      <style:text-properties fo:color="#2a6099" loext:opacity="100%" style:font-name="Arial1" fo:font-size="10pt" fo:font-weight="bold" officeooo:rsid="0061c2f9" style:font-size-asian="10pt" style:font-weight-asian="bold" style:font-size-complex="10pt" style:font-weight-complex="bold"/>
    </style:style>
    <style:style style:name="T29" style:family="text">
      <style:text-properties fo:color="#2a6099" loext:opacity="100%" fo:font-weight="bold" style:font-weight-asian="bold" style:font-weight-complex="bold"/>
    </style:style>
    <style:style style:name="T30" style:family="text">
      <style:text-properties fo:color="#2a6099" loext:opacity="100%" fo:font-weight="bold" officeooo:rsid="00279f3c" style:font-weight-asian="bold" style:font-weight-complex="bold"/>
    </style:style>
    <style:style style:name="T31" style:family="text">
      <style:text-properties fo:color="#2a6099" loext:opacity="100%" fo:font-weight="bold" officeooo:rsid="004a2c74" style:font-weight-asian="bold" style:font-weight-complex="bold"/>
    </style:style>
    <style:style style:name="T32" style:family="text">
      <style:text-properties fo:color="#2a6099" loext:opacity="100%" fo:font-weight="bold" officeooo:rsid="0040bc9d" style:font-weight-asian="bold" style:font-weight-complex="bold"/>
    </style:style>
    <style:style style:name="T33" style:family="text">
      <style:text-properties fo:color="#2a6099" loext:opacity="100%" style:font-name="Arial" fo:font-size="10pt" fo:font-weight="bold" officeooo:rsid="00502b95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34" style:family="text">
      <style:text-properties fo:color="#2a6099" loext:opacity="100%" style:font-name="Arial" fo:font-weight="bold" officeooo:rsid="00502b95" style:font-weight-asian="bold"/>
    </style:style>
    <style:style style:name="T35" style:family="text">
      <style:text-properties fo:color="#2a6099" loext:opacity="100%" style:font-name="Arial" fo:font-weight="bold" officeooo:rsid="006c5073" style:font-weight-asian="bold"/>
    </style:style>
    <style:style style:name="T36" style:family="text">
      <style:text-properties officeooo:rsid="003ef7b0" style:letter-kerning="true" style:font-name-asian="SimSun" style:language-asian="zh" style:country-asian="CN" style:font-name-complex="Lucida Sans1" style:language-complex="hi" style:country-complex="IN"/>
    </style:style>
    <style:style style:name="T37" style:family="text">
      <style:text-properties officeooo:rsid="00480590" style:letter-kerning="true" style:font-name-asian="SimSun" style:language-asian="zh" style:country-asian="CN" style:font-name-complex="Lucida Sans1" style:language-complex="hi" style:country-complex="IN"/>
    </style:style>
    <style:style style:name="T38" style:family="text">
      <style:text-properties officeooo:rsid="00507e80"/>
    </style:style>
    <style:style style:name="T39" style:family="text">
      <style:text-properties fo:font-weight="bold" style:font-weight-asian="bold"/>
    </style:style>
    <style:style style:name="T40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41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42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43" style:family="text">
      <style:text-properties fo:language="es" fo:country="ES" fo:font-weight="bold" officeooo:rsid="00149f96" style:font-weight-asian="bold" style:font-weight-complex="bold"/>
    </style:style>
    <style:style style:name="T44" style:family="text">
      <style:text-properties style:font-name="Arial1" fo:font-size="10pt" style:font-size-asian="10pt" style:font-size-complex="10pt"/>
    </style:style>
    <style:style style:name="T45" style:family="text">
      <style:text-properties style:font-name="Arial1" fo:font-size="10pt" officeooo:rsid="00507e80" style:font-size-asian="10pt" style:font-size-complex="10pt"/>
    </style:style>
    <style:style style:name="T46" style:family="text">
      <style:text-properties style:font-name="Arial1" fo:font-size="10pt" officeooo:rsid="005efdc4" style:font-size-asian="10pt" style:font-size-complex="10pt"/>
    </style:style>
    <style:style style:name="T47" style:family="text">
      <style:text-properties style:font-name="Arial1" fo:font-size="10pt" officeooo:rsid="005ab041" style:letter-kerning="true" style:font-name-asian="SimSun" style:font-size-asian="10pt" style:language-asian="zh" style:country-asian="CN" style:font-name-complex="Lucida Sans1" style:font-size-complex="10pt" style:language-complex="hi" style:country-complex="IN"/>
    </style:style>
    <style:style style:name="T48" style:family="text">
      <style:text-properties officeooo:rsid="003fa26a"/>
    </style:style>
    <style:style style:name="T49" style:family="text">
      <style:text-properties officeooo:rsid="00453dea"/>
    </style:style>
    <style:style style:name="T50" style:family="text">
      <style:text-properties officeooo:rsid="004af34d"/>
    </style:style>
    <style:style style:name="T51" style:family="text">
      <style:text-properties style:text-line-through-style="none" style:text-line-through-type="none" fo:letter-spacing="-0.004cm" fo:language="es" fo:country="ES" fo:font-style="normal" style:text-underline-style="none" fo:font-weight="normal" officeooo:rsid="001541bd" style:text-blinking="false" fo:background-color="transparent" loext:char-shading-value="0" style:font-style-asian="normal" style:font-weight-asian="normal" style:font-name-complex="Tahoma1" style:font-style-complex="normal" style:font-weight-complex="normal"/>
    </style:style>
    <style:style style:name="T52" style:family="text">
      <style:text-properties officeooo:rsid="0051a0d3"/>
    </style:style>
    <style:style style:name="T53" style:family="text">
      <style:text-properties officeooo:rsid="0012e3c8"/>
    </style:style>
    <style:style style:name="T54" style:family="text">
      <style:text-properties officeooo:rsid="004d0e1c"/>
    </style:style>
    <style:style style:name="T55" style:family="text">
      <style:text-properties officeooo:rsid="004576ca"/>
    </style:style>
    <style:style style:name="T56" style:family="text">
      <style:text-properties officeooo:rsid="0047a117"/>
    </style:style>
    <style:style style:name="T57" style:family="text">
      <style:text-properties officeooo:rsid="00694a1f"/>
    </style:style>
    <style:style style:name="T58" style:family="text">
      <style:text-properties officeooo:rsid="0037852f"/>
    </style:style>
    <style:style style:name="T59" style:family="text">
      <style:text-properties officeooo:rsid="0043f84b"/>
    </style:style>
    <style:style style:name="T60" style:family="text">
      <style:text-properties officeooo:rsid="003d4159"/>
    </style:style>
    <style:style style:name="T61" style:family="text">
      <style:text-properties officeooo:rsid="0040bc9d"/>
    </style:style>
    <style:style style:name="T62" style:family="text">
      <style:text-properties fo:font-variant="normal" fo:text-transform="none" fo:letter-spacing="normal" fo:font-style="normal" fo:font-weight="normal"/>
    </style:style>
    <style:style style:name="T63" style:family="text">
      <style:text-properties fo:font-variant="normal" fo:text-transform="none" fo:letter-spacing="normal" fo:font-style="normal" fo:font-weight="normal" fo:background-color="transparent" loext:char-shading-value="0"/>
    </style:style>
    <style:style style:name="T64" style:family="text">
      <style:text-properties fo:font-variant="normal" fo:text-transform="none" fo:letter-spacing="normal" fo:font-style="normal" fo:font-weight="normal" officeooo:rsid="00367fc6" fo:background-color="transparent" loext:char-shading-value="0"/>
    </style:style>
    <style:style style:name="T65" style:family="text">
      <style:text-properties fo:font-variant="normal" fo:text-transform="none" fo:letter-spacing="normal" fo:font-style="normal" fo:font-weight="normal" officeooo:rsid="003ac923" fo:background-color="transparent" loext:char-shading-value="0"/>
    </style:style>
    <style:style style:name="T66" style:family="text">
      <style:text-properties style:font-name="Arial"/>
    </style:style>
    <style:style style:name="T67" style:family="text">
      <style:text-properties style:font-name="Arial" fo:font-weight="normal" officeooo:rsid="00502b95" style:font-weight-asian="normal" style:font-weight-complex="normal"/>
    </style:style>
    <style:style style:name="T68" style:family="text">
      <style:text-properties style:font-name="Arial" fo:font-weight="normal" officeooo:rsid="006c5073" style:font-weight-asian="normal" style:font-weight-complex="normal"/>
    </style:style>
    <style:style style:name="T69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36">A</text:span><text:span text:style-name="T37">CUERDO PLENO </text:span></text:p>
      <text:p text:style-name="P5"/>
      <text:p text:style-name="P6">Número de expediente: $$V_NUMEXP$$ </text:p>
      <text:p text:style-name="P6">Nombre del expediente: $$V_TITULOEXP$$</text:p>
      <text:p text:style-name="P6">Fecha: $$DIA_SISTEMA$$ <text:span text:style-name="T38">de </text:span>$$MES_SISTEMA$$ <text:span text:style-name="T38">de </text:span>$$EJERCICIO_SISTEMA$$</text:p>
      <text:p text:style-name="P7"/>
      <text:p text:style-name="P20"><text:span text:style-name="T1">Por </text:span><text:span text:style-name="T33">[en caso de que el órgano concedente fuese la Alcaldía/Presidencia]</text:span><text:span text:style-name="T20">r</text:span><text:span text:style-name="T19">esolución de </text:span><text:span text:style-name="T21">$$ALCALDIA$$</text:span><text:span text:style-name="T19"> n</text:span><text:span text:style-name="T20">úmero</text:span><text:span text:style-name="T19"> $$NUM_RES_ALCALDIA$$ de fecha $$F_RESOL_ALCALDIA$$ </text:span><text:span text:style-name="T33">[en caso de que el órgano concedente fuese el Pleno]</text:span><text:span text:style-name="T22">acuerdo de Pleno n</text:span><text:span text:style-name="T23">úmero</text:span><text:span text:style-name="T22"> $$NUM_AC_PLENO$$ de fecha $$F_ACUERDO_PLENO$$</text:span><text:span text:style-name="T1"> se </text:span><text:span text:style-name="T5">concede</text:span><text:span text:style-name="T1"> subvención por importe de </text:span><text:span text:style-name="T6">$$IMPORTE_SUBVENCION$$</text:span><text:span text:style-name="T1"> euros para el </text:span><text:span text:style-name="T15"><text:script script:language="JOOScript">[#if PROYECTO_ACTIVIDAD_label??][#assign PROYECTO_ACTIVIDAD=PROYECTO_ACTIVIDAD_label][/#if]</text:script></text:span><text:span text:style-name="Fuente_20_de_20_párrafo_20_predeter."><text:span text:style-name="T16"><text:text-input text:description="JOOScript">${(PROYECTO_ACTIVIDAD)!}</text:text-input></text:span></text:span><text:span text:style-name="T1"><text:s/>denominado </text:span><text:span text:style-name="T6">$$NOMBRE_PROYECTO$$</text:span><text:span text:style-name="T1">, </text:span><text:span text:style-name="T5">según las Bases Reguladoras de la Subvención, </text:span><text:span text:style-name="T7">a</text:span><text:span text:style-name="T5"> </text:span><text:span text:style-name="T17">$$INTERESADO_PRESENTACION$$.</text:span></text:p>
      <text:p text:style-name="P18"><text:span text:style-name="T5">Con fe</text:span><text:span text:style-name="T4">cha </text:span><text:span text:style-name="T8">$$DIA_REGISTRO_SOLIC$$ de $$MES_REGISTRO_SOLIC$$ de $$EJERCICIO_REGISTRO_SOLIC$$</text:span><text:span text:style-name="T4"> y registro de entrada $$NUM_REGISTRO_SOLIC$$, el/la</text:span><text:span text:style-name="T5"> beneficiario/</text:span><text:span text:style-name="T4">a</text:span><text:span text:style-name="T5"> </text:span><text:span text:style-name="T18">$$INTERESADO_PRESENTACION$$</text:span><text:span text:style-name="T5">, </text:span><text:span text:style-name="T12"><text:s/></text:span><text:span text:style-name="T5">presenta justificación del cumplimiento de las obligaciones impuestas y la consecución de los objetivos previstos en el acto de concesión.</text:span></text:p>
      <text:p text:style-name="P8">Visto el informe del órgano gestor de la subvención de fecha <text:span text:style-name="T48">$$F_F_IOG$$</text:span>, <text:span text:style-name="T49">y el informe de la Intervención $$MUNICIPAL$$ de fecha $$F_F_INI$$.</text:span></text:p>
      <text:p text:style-name="P17"><text:span text:style-name="T25">[En caso de que </text:span><text:span text:style-name="T26">haya Dictamen por la Comisión Informativa]</text:span><text:span text:style-name="T44">De acuerdo con el Dictamen favorable de la Comisión Informativa, y en virtud de las atribuciones conferidas </text:span><text:span text:style-name="T47">al Pleno</text:span><text:span text:style-name="T44"> $$DEL_AYTO$$ $$AYUNTAMIENTO$$ por el artículo </text:span><text:span text:style-name="T28">[en caso de municipio]</text:span><text:span text:style-name="T46">21.1.f)</text:span><text:span text:style-name="T44"> </text:span><text:span text:style-name="T28">[en caso de </text:span><text:span text:style-name="T27">provincia</text:span><text:span text:style-name="T28">]</text:span><text:span text:style-name="T13">34.1.f) </text:span><text:span text:style-name="T44">de la Ley 7/1985, de 2 de abril, </text:span><text:span text:style-name="T45">R</text:span><text:span text:style-name="T44">eguladora de las Bases del Régimen Local,</text:span></text:p>
      <text:p text:style-name="P17"><text:span text:style-name="T25">[En caso de que </text:span><text:span text:style-name="T26">no haya Dictamen por la Comisión Informativa]</text:span><text:span text:style-name="T11">E</text:span><text:span text:style-name="T44">n virtud de las atribuciones conferidas </text:span><text:span text:style-name="T47">al Pleno</text:span><text:span text:style-name="T44"> $$DEL_AYTO$$ $$AYUNTAMIENTO$$ por el artículo </text:span><text:span text:style-name="T28">[en caso de municipio]</text:span><text:span text:style-name="T46">21.1.f) </text:span><text:span text:style-name="T28">[en caso de </text:span><text:span text:style-name="T27">provincia</text:span><text:span text:style-name="T28">]</text:span><text:span text:style-name="T13">34.1.f)</text:span><text:span text:style-name="T44"> de la Ley 7/1985, de 2 de abril, </text:span><text:span text:style-name="T45">R</text:span><text:span text:style-name="T44">eguladora de las Bases del Régimen Local,<text:tab/></text:span></text:p>
      <text:p text:style-name="P22"/>
      <text:p text:style-name="P14">FUNDAMENTOS DE DERECHO</text:p>
      <text:p text:style-name="P15">La legislación aplicable es la siguiente:</text:p>
      <text:list xml:id="list1618869108" text:style-name="L1">
        <text:list-item>
          <text:p text:style-name="P28">Ley 38/2003, de 17 de noviembre, General de Subvenciones.</text:p>
        </text:list-item>
        <text:list-item>
          <text:p text:style-name="P28"><text:span text:style-name="T58">R</text:span>eglamento de la Ley <text:span text:style-name="T59">38/2003, de 17 de noviembre,</text:span> General de Subvenciones, <text:span text:style-name="T58">aprobado por </text:span>Real Decreto 887/2006, de 21 de julio.</text:p>
        </text:list-item>
        <text:list-item>
          <text:p text:style-name="P28">Ley 39/2015, de 1 de octubre, del Procedimiento Administrativo Común de las Administraciones Públicas </text:p>
        </text:list-item>
        <text:list-item>
          <text:p text:style-name="P28">Real Decreto 130/2019, de 8 de marzo, por el que se regula la Base de Datos Nacional de Subvenciones y la publicidad de las subvenciones y demás ayudas públicas.</text:p>
        </text:list-item>
        <text:list-item>
          <text:p text:style-name="P28"><text:span text:style-name="T59">Real Decreto Legislativo 2/2004, de 5 de marzo, por el que se aprueba el t</text:span>exto <text:span text:style-name="T60">r</text:span>efundido de la Ley Reguladora de las Haciendas Locales.</text:p>
        </text:list-item>
        <text:list-item>
          <text:p text:style-name="P28">Real Decreto 424/2017, de 28 de abril, por el que se regula el régimen jurídico del control interno en las entidades del <text:span text:style-name="T59">S</text:span>ector <text:span text:style-name="T59">P</text:span>úblico <text:span text:style-name="T59">L</text:span>ocal.</text:p>
        </text:list-item>
        <text:list-item>
          <text:p text:style-name="P34">Bases <text:span text:style-name="T61">r</text:span>eguladoras de <text:span text:style-name="T61">s</text:span>ubvenciones $$DEL_AYTO$$ $$TRATAMIENTO_AYTO$$ $$NOMBRE_AYTO$$, <text:span text:style-name="T61">aprobadas por</text:span> <text:span text:style-name="T30">[</text:span><text:span text:style-name="T31">en </text:span><text:span text:style-name="T32">caso de ordenanza general</text:span><text:span text:style-name="T30">]</text:span><text:span text:style-name="T62">la </text:span><text:span text:style-name="T64">O</text:span><text:span text:style-name="T63">rdenanza </text:span><text:span text:style-name="T64">G</text:span><text:span text:style-name="T63">eneral de </text:span><text:span text:style-name="T64">S</text:span><text:span text:style-name="T63">ubvenciones</text:span>. <text:span text:style-name="T30">[</text:span><text:span text:style-name="T31">en </text:span><text:span text:style-name="T32">caso de ordenanza específica</text:span><text:span text:style-name="T30">]</text:span>la <text:span text:style-name="T61">ordenanza</text:span> <text:span text:style-name="T65">$$ORD_ESP_SUBV$$</text:span>.</text:p>
        </text:list-item>
        <text:list-item>
          <text:p text:style-name="P35">Bases de Ejecución del Presupuesto.</text:p>
        </text:list-item>
        <text:list-item>
          <text:p text:style-name="P36"><text:soft-page-break/><text:span text:style-name="T29">[En su caso]</text:span>Reglamento de Subvenciones aprobado en esta Entidad Local.</text:p>
        </text:list-item>
      </text:list>
      <text:p text:style-name="P25">Por todo lo anterior, se emite el siguiente</text:p>
      <text:p text:style-name="P12">A<text:span text:style-name="T24">CUERDO</text:span></text:p>
      <text:p text:style-name="P13"/>
      <text:p text:style-name="P11"><text:span text:style-name="T39">PRIMERO</text:span>.- <text:span text:style-name="T49">Aprobar la cuenta justificativa aportada por el/la beneficiario/a</text:span> <text:span text:style-name="T51">$$INTERESADO_PRESENTACION$$</text:span>, <text:span text:style-name="T49">dando por cumplida la finalidad para la que se concedió la subvención y la aplicación de los fondos percibidos</text:span>:</text:p>
      <text:list xml:id="list4063173362" text:style-name="L2">
        <text:list-item>
          <text:p text:style-name="P29">Expediente: $$EXPEDIENTE_SUBVENCION$$.</text:p>
        </text:list-item>
        <text:list-item>
          <text:p text:style-name="P30">Beneficiario/<text:span text:style-name="T52">a</text:span>: <text:span text:style-name="T51">$$INTERESADO_PRESENTACION$$</text:span></text:p>
        </text:list-item>
        <text:list-item>
          <text:p text:style-name="P29">Denominación del proyecto o actividad subvencionada: <text:span text:style-name="T53">$$NOMBRE_PROYECTO$$.</text:span></text:p>
        </text:list-item>
        <text:list-item>
          <text:p text:style-name="P31"><text:span text:style-name="T34">[</text:span><text:span text:style-name="T35">E</text:span><text:span text:style-name="T34">n caso de que el órgano concedente fuese la Alcaldía/Presidencia]</text:span><text:span text:style-name="T68">Resolución de concesión: $$NUM_RES_ALCALDIA$$</text:span><text:span text:style-name="T66">. </text:span><text:span text:style-name="T34">[</text:span><text:span text:style-name="T35">E</text:span><text:span text:style-name="T34">n caso de que el órgano concedente fuese el Pleno]</text:span><text:span text:style-name="T67"> </text:span><text:span text:style-name="T68">Acuerdo de concesión: </text:span><text:span text:style-name="T67">$$NUM_AC_PLENO$$.</text:span></text:p>
        </text:list-item>
        <text:list-item>
          <text:p text:style-name="P32">$$PRESUPUESTO_ACEPTADO$$.</text:p>
        </text:list-item>
        <text:list-item>
          <text:p text:style-name="P29">Importe concedido: <text:span text:style-name="T53">$$IMPORTE_SUBVENCION$$ euros.</text:span></text:p>
        </text:list-item>
        <text:list-item>
          <text:p text:style-name="P33">Importe justificado: $$IMPORTE_JUSTIFICADO$$ <text:span text:style-name="T54">euros.</text:span></text:p>
        </text:list-item>
      </text:list>
      <text:p text:style-name="P10"><text:span text:style-name="T39">SEGUNDO</text:span>.- Proceder al pago al/<text:span text:style-name="T50">a la</text:span> beneficiario/<text:span text:style-name="T50">a</text:span> <text:span text:style-name="T51">$$INTERESADO_PRESENTACION$$</text:span>, de la subvención concedida y debidamente justificada por importe de <text:span text:style-name="T55">$$IMPORTE_JUSTIFICADO$$ euros</text:span>.</text:p>
      <text:p text:style-name="P21">[El punto segundo se llevará a efecto siempre que no se haya producido el pago anticipado del total de la subvención. Puede darse que los pagos se produzcan en varias partes, por ejemplo el 50 o 75 % <text:span text:style-name="T57">(o incluso el 100%) </text:span>en el momento de la resolución de la concesión de la <text:span text:style-name="T57">subvención</text:span> y el resto una vez aprobada la cuenta justificativa. <text:span text:style-name="T57">En estos casos la redacción de este apartado tendrá que cambiarse y ajustarse al supuesto concreto</text:span>]</text:p>
      <text:p text:style-name="P9"><text:span text:style-name="T39">TERCERO</text:span>.- Notificar el presente acuerdo al/<text:span text:style-name="T50">a la</text:span> interesado/<text:span text:style-name="T56">a</text:span>.</text:p>
      <text:p text:style-name="P19"><text:span text:style-name="T10">CUARTO</text:span><text:span text:style-name="T2">.- Comunicar </text:span><text:span text:style-name="T9">el presente</text:span><text:span text:style-name="T2"> al área gestora de la subvención, y a la Intervención </text:span><text:span text:style-name="T3">$$MUNICIPAL$$</text:span><text:span text:style-name="T2">, a los efectos oportunos.</text:span></text:p>
      <text:p text:style-name="P26">$$PIE_123_39_2MESES$$</text:p>
      <text:p text:style-name="P16"/>
      <text:p text:style-name="P24"><text:span text:style-name="Fuente_20_de_20_párrafo_20_predeter."><text:span text:style-name="T40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41"><text:text-input text:description="JOOScript">${(FIRMANTES_FDO_AUXILIAR)!}</text:text-input></text:span></text:span><text:span text:style-name="T43"><text:s/></text:span><text:span text:style-name="Fuente_20_de_20_párrafo_20_predeter."><text:span text:style-name="T42"><text:text-input text:description="JOOScript">${(FIRMANTES_AUXILIAR)!}</text:text-input></text:span></text:span><text:span text:style-name="Fuente_20_de_20_párrafo_20_predeter."><text:span text:style-name="T42"><text:s/></text:span></text:span></text:p>
      <text:p text:style-name="P23"><text:span text:style-name="Fuente_20_de_20_párrafo_20_predeter."><text:span text:style-name="T14"><text:text-input text:description="JOOScript">${(FIRMANTE_DELEGACION_AUXILIAR)!}</text:text-input></text:span></text:span><text:span text:style-name="Fuente_20_de_20_párrafo_20_predeter."><text:span text:style-name="T14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/>
    <style:font-face style:name="Lucida Sans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1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61</meta:editing-cycles>
    <meta:creation-date>2019-09-12T08:50:52.807000000</meta:creation-date>
    <meta:editing-duration>P1DT12H33M25S</meta:editing-duration>
    <meta:generator>LibreOffice/7.0.2.2$Windows_X86_64 LibreOffice_project/8349ace3c3162073abd90d81fd06dcfb6b36b994</meta:generator>
    <dc:date>2021-03-26T09:31:54.450000000</dc:date>
    <meta:document-statistic meta:table-count="0" meta:image-count="0" meta:object-count="0" meta:page-count="2" meta:paragraph-count="43" meta:word-count="649" meta:character-count="4658" meta:non-whitespace-character-count="4069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